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3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ternative 1</text:p>
          </table:table-cell>
          <table:table-cell office:value-type="string">
            <text:p>Alternative2</text:p>
          </table:table-cell>
          <table:table-cell office:value-type="string">
            <text:p>Alternative3</text:p>
          </table:table-cell>
          <table:table-cell office:value-type="string">
            <text:p>interest r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itial Cost</text:p>
          </table:table-cell>
          <table:table-cell office:value-type="float" office:value="0">
            <text:p>0</text:p>
          </table:table-cell>
          <table:table-cell office:value-type="float" office:value="-38000">
            <text:p>-38000</text:p>
          </table:table-cell>
          <table:table-cell office:value-type="float" office:value="-440000">
            <text:p>-440000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ergy/year</text:p>
          </table:table-cell>
          <table:table-cell office:value-type="float" office:value="-40000">
            <text:p>-40000</text:p>
          </table:table-cell>
          <table:table-cell office:value-type="float" office:value="-39000">
            <text:p>-39000</text:p>
          </table:table-cell>
          <table:table-cell office:value-type="float" office:value="-30000">
            <text:p>-3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intenance/year</text:p>
          </table:table-cell>
          <table:table-cell office:value-type="float" office:value="-3500">
            <text:p>-3500</text:p>
          </table:table-cell>
          <table:table-cell table:formula="of:=[.C5]*0.62" office:value-type="float" office:value="-2170">
            <text:p>-2170</text:p>
          </table:table-cell>
          <table:table-cell table:formula="of:=[.C5]*0.33" office:value-type="float" office:value="-1155">
            <text:p>-115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crease/year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PV</text:p>
          </table:table-cell>
          <table:table-cell table:style-name="ce1" table:formula="of:=[.C12]+NPV([.F3];[.C13:.C42])" office:value-type="currency" office:currency="USD" office:value="-693917.154021507">
            <text:p>-$693,917.15</text:p>
          </table:table-cell>
          <table:table-cell table:formula="of:=[.D12]+NPV([.F3];[.D13:.D42])" office:value-type="currency" office:currency="USD" office:value="-680383.785434947">
            <text:p>-$680,383.79</text:p>
          </table:table-cell>
          <table:table-cell table:formula="of:=[.E12]+NPV([.F3];[.E13:.E42])" office:value-type="currency" office:currency="USD" office:value="-921242.219976765">
            <text:p>-$921,242.22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payments1</text:p>
          </table:table-cell>
          <table:table-cell office:value-type="string">
            <text:p>payments2</text:p>
          </table:table-cell>
          <table:table-cell office:value-type="string">
            <text:p>payments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3]" office:value-type="float" office:value="0">
            <text:p>0</text:p>
          </table:table-cell>
          <table:table-cell table:formula="of:=[.D3]" office:value-type="float" office:value="-38000">
            <text:p>-38000</text:p>
          </table:table-cell>
          <table:table-cell table:formula="of:=[.E3]" office:value-type="float" office:value="-440000">
            <text:p>-44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$4]+[.C$5]*((1+[.C$6])^[.$B13])" office:value-type="float" office:value="-43605">
            <text:p>-43605</text:p>
          </table:table-cell>
          <table:table-cell table:formula="of:=[.D$4]+[.D$5]*((1+[.D$6])^[.$B13])" office:value-type="float" office:value="-41213.4">
            <text:p>-41213.4</text:p>
          </table:table-cell>
          <table:table-cell table:formula="of:=[.E$4]+[.E$5]*((1+[.E$6])^[.$B13])" office:value-type="float" office:value="-31166.55">
            <text:p>-31166.55</text:p>
          </table:table-cell>
          <table:table-cell table:number-columns-repeated="5"/>
        </table:table-row>
        <table:table-row table:style-name="ro1">
          <table:table-cell/>
          <table:table-cell table:formula="of:=[.B13]+1" office:value-type="float" office:value="2">
            <text:p>2</text:p>
          </table:table-cell>
          <table:table-cell table:formula="of:=[.C$4]+[.C$5]*((1+[.C$6])^[.$B14])" office:value-type="float" office:value="-43713.15">
            <text:p>-43713.15</text:p>
          </table:table-cell>
          <table:table-cell table:formula="of:=[.D$4]+[.D$5]*((1+[.D$6])^[.$B14])" office:value-type="float" office:value="-41257.668">
            <text:p>-41257.668</text:p>
          </table:table-cell>
          <table:table-cell table:formula="of:=[.E$4]+[.E$5]*((1+[.E$6])^[.$B14])" office:value-type="float" office:value="-31178.2155">
            <text:p>-31178.2155</text:p>
          </table:table-cell>
          <table:table-cell table:number-columns-repeated="5"/>
        </table:table-row>
        <table:table-row table:style-name="ro1">
          <table:table-cell/>
          <table:table-cell table:formula="of:=[.B14]+1" office:value-type="float" office:value="3">
            <text:p>3</text:p>
          </table:table-cell>
          <table:table-cell table:formula="of:=[.C$4]+[.C$5]*((1+[.C$6])^[.$B15])" office:value-type="float" office:value="-43824.5445">
            <text:p>-43824.5445</text:p>
          </table:table-cell>
          <table:table-cell table:formula="of:=[.D$4]+[.D$5]*((1+[.D$6])^[.$B15])" office:value-type="float" office:value="-41302.82136">
            <text:p>-41302.82136</text:p>
          </table:table-cell>
          <table:table-cell table:formula="of:=[.E$4]+[.E$5]*((1+[.E$6])^[.$B15])" office:value-type="float" office:value="-31189.997655">
            <text:p>-31189.997655</text:p>
          </table:table-cell>
          <table:table-cell table:number-columns-repeated="4"/>
          <table:table-cell table:style-name="ce2"/>
        </table:table-row>
        <table:table-row table:style-name="ro1">
          <table:table-cell/>
          <table:table-cell table:formula="of:=[.B15]+1" office:value-type="float" office:value="4">
            <text:p>4</text:p>
          </table:table-cell>
          <table:table-cell table:formula="of:=[.C$4]+[.C$5]*((1+[.C$6])^[.$B16])" office:value-type="float" office:value="-43939.280835">
            <text:p>-43939.280835</text:p>
          </table:table-cell>
          <table:table-cell table:formula="of:=[.D$4]+[.D$5]*((1+[.D$6])^[.$B16])" office:value-type="float" office:value="-41348.8777872">
            <text:p>-41348.8777872</text:p>
          </table:table-cell>
          <table:table-cell table:formula="of:=[.E$4]+[.E$5]*((1+[.E$6])^[.$B16])" office:value-type="float" office:value="-31201.89763155">
            <text:p>-31201.89763155</text:p>
          </table:table-cell>
          <table:table-cell table:number-columns-repeated="5"/>
        </table:table-row>
        <table:table-row table:style-name="ro1">
          <table:table-cell/>
          <table:table-cell table:formula="of:=[.B16]+1" office:value-type="float" office:value="5">
            <text:p>5</text:p>
          </table:table-cell>
          <table:table-cell table:formula="of:=[.C$4]+[.C$5]*((1+[.C$6])^[.$B17])" office:value-type="float" office:value="-44057.45926005">
            <text:p>-44057.45926005</text:p>
          </table:table-cell>
          <table:table-cell table:formula="of:=[.D$4]+[.D$5]*((1+[.D$6])^[.$B17])" office:value-type="float" office:value="-41395.855342944">
            <text:p>-41395.855342944</text:p>
          </table:table-cell>
          <table:table-cell table:formula="of:=[.E$4]+[.E$5]*((1+[.E$6])^[.$B17])" office:value-type="float" office:value="-31213.9166078655">
            <text:p>-31213.9166078655</text:p>
          </table:table-cell>
          <table:table-cell table:number-columns-repeated="5"/>
        </table:table-row>
        <table:table-row table:style-name="ro1">
          <table:table-cell/>
          <table:table-cell table:formula="of:=[.B17]+1" office:value-type="float" office:value="6">
            <text:p>6</text:p>
          </table:table-cell>
          <table:table-cell table:formula="of:=[.C$4]+[.C$5]*((1+[.C$6])^[.$B18])" office:value-type="float" office:value="-44179.1830378515">
            <text:p>-44179.1830378515</text:p>
          </table:table-cell>
          <table:table-cell table:formula="of:=[.D$4]+[.D$5]*((1+[.D$6])^[.$B18])" office:value-type="float" office:value="-41443.7724498029">
            <text:p>-41443.7724498029</text:p>
          </table:table-cell>
          <table:table-cell table:formula="of:=[.E$4]+[.E$5]*((1+[.E$6])^[.$B18])" office:value-type="float" office:value="-31226.0557739442">
            <text:p>-31226.0557739442</text:p>
          </table:table-cell>
          <table:table-cell table:number-columns-repeated="5"/>
        </table:table-row>
        <table:table-row table:style-name="ro1">
          <table:table-cell/>
          <table:table-cell table:formula="of:=[.B18]+1" office:value-type="float" office:value="7">
            <text:p>7</text:p>
          </table:table-cell>
          <table:table-cell table:formula="of:=[.C$4]+[.C$5]*((1+[.C$6])^[.$B19])" office:value-type="float" office:value="-44304.558528987">
            <text:p>-44304.558528987</text:p>
          </table:table-cell>
          <table:table-cell table:formula="of:=[.D$4]+[.D$5]*((1+[.D$6])^[.$B19])" office:value-type="float" office:value="-41492.6478987989">
            <text:p>-41492.6478987989</text:p>
          </table:table-cell>
          <table:table-cell table:formula="of:=[.E$4]+[.E$5]*((1+[.E$6])^[.$B19])" office:value-type="float" office:value="-31238.3163316836">
            <text:p>-31238.3163316836</text:p>
          </table:table-cell>
          <table:table-cell table:number-columns-repeated="5"/>
        </table:table-row>
        <table:table-row table:style-name="ro1">
          <table:table-cell/>
          <table:table-cell table:formula="of:=[.B19]+1" office:value-type="float" office:value="8">
            <text:p>8</text:p>
          </table:table-cell>
          <table:table-cell table:formula="of:=[.C$4]+[.C$5]*((1+[.C$6])^[.$B20])" office:value-type="float" office:value="-44433.6952848567">
            <text:p>-44433.6952848567</text:p>
          </table:table-cell>
          <table:table-cell table:formula="of:=[.D$4]+[.D$5]*((1+[.D$6])^[.$B20])" office:value-type="float" office:value="-41542.5008567749">
            <text:p>-41542.5008567749</text:p>
          </table:table-cell>
          <table:table-cell table:formula="of:=[.E$4]+[.E$5]*((1+[.E$6])^[.$B20])" office:value-type="float" office:value="-31250.6994950004">
            <text:p>-31250.6994950004</text:p>
          </table:table-cell>
          <table:table-cell table:number-columns-repeated="5"/>
        </table:table-row>
        <table:table-row table:style-name="ro1">
          <table:table-cell/>
          <table:table-cell table:formula="of:=[.B20]+1" office:value-type="float" office:value="9">
            <text:p>9</text:p>
          </table:table-cell>
          <table:table-cell table:formula="of:=[.C$4]+[.C$5]*((1+[.C$6])^[.$B21])" office:value-type="float" office:value="-44566.7061434024">
            <text:p>-44566.7061434024</text:p>
          </table:table-cell>
          <table:table-cell table:formula="of:=[.D$4]+[.D$5]*((1+[.D$6])^[.$B21])" office:value-type="float" office:value="-41593.3508739104">
            <text:p>-41593.3508739104</text:p>
          </table:table-cell>
          <table:table-cell table:formula="of:=[.E$4]+[.E$5]*((1+[.E$6])^[.$B21])" office:value-type="float" office:value="-31263.2064899504">
            <text:p>-31263.2064899504</text:p>
          </table:table-cell>
          <table:table-cell table:number-columns-repeated="5"/>
        </table:table-row>
        <table:table-row table:style-name="ro1">
          <table:table-cell/>
          <table:table-cell table:formula="of:=[.B21]+1" office:value-type="float" office:value="10">
            <text:p>10</text:p>
          </table:table-cell>
          <table:table-cell table:formula="of:=[.C$4]+[.C$5]*((1+[.C$6])^[.$B22])" office:value-type="float" office:value="-44703.7073277044">
            <text:p>-44703.7073277044</text:p>
          </table:table-cell>
          <table:table-cell table:formula="of:=[.D$4]+[.D$5]*((1+[.D$6])^[.$B22])" office:value-type="float" office:value="-41645.2178913886">
            <text:p>-41645.2178913886</text:p>
          </table:table-cell>
          <table:table-cell table:formula="of:=[.E$4]+[.E$5]*((1+[.E$6])^[.$B22])" office:value-type="float" office:value="-31275.8385548499">
            <text:p>-31275.8385548499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float" office:value="11">
            <text:p>11</text:p>
          </table:table-cell>
          <table:table-cell table:formula="of:=[.C$4]+[.C$5]*((1+[.C$6])^[.$B23])" office:value-type="float" office:value="-44844.8185475356">
            <text:p>-44844.8185475356</text:p>
          </table:table-cell>
          <table:table-cell table:formula="of:=[.D$4]+[.D$5]*((1+[.D$6])^[.$B23])" office:value-type="float" office:value="-41698.1222492164">
            <text:p>-41698.1222492164</text:p>
          </table:table-cell>
          <table:table-cell table:formula="of:=[.E$4]+[.E$5]*((1+[.E$6])^[.$B23])" office:value-type="float" office:value="-31288.5969403984">
            <text:p>-31288.5969403984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float" office:value="12">
            <text:p>12</text:p>
          </table:table-cell>
          <table:table-cell table:formula="of:=[.C$4]+[.C$5]*((1+[.C$6])^[.$B24])" office:value-type="float" office:value="-44990.1631039616">
            <text:p>-44990.1631039616</text:p>
          </table:table-cell>
          <table:table-cell table:formula="of:=[.D$4]+[.D$5]*((1+[.D$6])^[.$B24])" office:value-type="float" office:value="-41752.0846942007">
            <text:p>-41752.0846942007</text:p>
          </table:table-cell>
          <table:table-cell table:formula="of:=[.E$4]+[.E$5]*((1+[.E$6])^[.$B24])" office:value-type="float" office:value="-31301.4829098024">
            <text:p>-31301.4829098024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float" office:value="13">
            <text:p>13</text:p>
          </table:table-cell>
          <table:table-cell table:formula="of:=[.C$4]+[.C$5]*((1+[.C$6])^[.$B25])" office:value-type="float" office:value="-45139.8679970805">
            <text:p>-45139.8679970805</text:p>
          </table:table-cell>
          <table:table-cell table:formula="of:=[.D$4]+[.D$5]*((1+[.D$6])^[.$B25])" office:value-type="float" office:value="-41807.1263880847">
            <text:p>-41807.1263880847</text:p>
          </table:table-cell>
          <table:table-cell table:formula="of:=[.E$4]+[.E$5]*((1+[.E$6])^[.$B25])" office:value-type="float" office:value="-31314.4977389004">
            <text:p>-31314.4977389004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float" office:value="14">
            <text:p>14</text:p>
          </table:table-cell>
          <table:table-cell table:formula="of:=[.C$4]+[.C$5]*((1+[.C$6])^[.$B26])" office:value-type="float" office:value="-45294.0640369929">
            <text:p>-45294.0640369929</text:p>
          </table:table-cell>
          <table:table-cell table:formula="of:=[.D$4]+[.D$5]*((1+[.D$6])^[.$B26])" office:value-type="float" office:value="-41863.2689158464">
            <text:p>-41863.2689158464</text:p>
          </table:table-cell>
          <table:table-cell table:formula="of:=[.E$4]+[.E$5]*((1+[.E$6])^[.$B26])" office:value-type="float" office:value="-31327.6427162895">
            <text:p>-31327.6427162895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float" office:value="15">
            <text:p>15</text:p>
          </table:table-cell>
          <table:table-cell table:formula="of:=[.C$4]+[.C$5]*((1+[.C$6])^[.$B27])" office:value-type="float" office:value="-45452.8859581027">
            <text:p>-45452.8859581027</text:p>
          </table:table-cell>
          <table:table-cell table:formula="of:=[.D$4]+[.D$5]*((1+[.D$6])^[.$B27])" office:value-type="float" office:value="-41920.5342941634">
            <text:p>-41920.5342941634</text:p>
          </table:table-cell>
          <table:table-cell table:formula="of:=[.E$4]+[.E$5]*((1+[.E$6])^[.$B27])" office:value-type="float" office:value="-31340.9191434523">
            <text:p>-31340.9191434523</text:p>
          </table:table-cell>
          <table:table-cell table:number-columns-repeated="5"/>
        </table:table-row>
        <table:table-row table:style-name="ro1">
          <table:table-cell/>
          <table:table-cell table:formula="of:=[.B27]+1" office:value-type="float" office:value="16">
            <text:p>16</text:p>
          </table:table-cell>
          <table:table-cell table:formula="of:=[.C$4]+[.C$5]*((1+[.C$6])^[.$B28])" office:value-type="float" office:value="-45616.4725368458">
            <text:p>-45616.4725368458</text:p>
          </table:table-cell>
          <table:table-cell table:formula="of:=[.D$4]+[.D$5]*((1+[.D$6])^[.$B28])" office:value-type="float" office:value="-41978.9449800466">
            <text:p>-41978.9449800466</text:p>
          </table:table-cell>
          <table:table-cell table:formula="of:=[.E$4]+[.E$5]*((1+[.E$6])^[.$B28])" office:value-type="float" office:value="-31354.3283348869">
            <text:p>-31354.3283348869</text:p>
          </table:table-cell>
          <table:table-cell table:number-columns-repeated="5"/>
        </table:table-row>
        <table:table-row table:style-name="ro1">
          <table:table-cell/>
          <table:table-cell table:formula="of:=[.B28]+1" office:value-type="float" office:value="17">
            <text:p>17</text:p>
          </table:table-cell>
          <table:table-cell table:formula="of:=[.C$4]+[.C$5]*((1+[.C$6])^[.$B29])" office:value-type="float" office:value="-45784.9667129511">
            <text:p>-45784.9667129511</text:p>
          </table:table-cell>
          <table:table-cell table:formula="of:=[.D$4]+[.D$5]*((1+[.D$6])^[.$B29])" office:value-type="float" office:value="-42038.5238796476">
            <text:p>-42038.5238796476</text:p>
          </table:table-cell>
          <table:table-cell table:formula="of:=[.E$4]+[.E$5]*((1+[.E$6])^[.$B29])" office:value-type="float" office:value="-31367.8716182357">
            <text:p>-31367.8716182357</text:p>
          </table:table-cell>
          <table:table-cell table:number-columns-repeated="5"/>
        </table:table-row>
        <table:table-row table:style-name="ro1">
          <table:table-cell/>
          <table:table-cell table:formula="of:=[.B29]+1" office:value-type="float" office:value="18">
            <text:p>18</text:p>
          </table:table-cell>
          <table:table-cell table:formula="of:=[.C$4]+[.C$5]*((1+[.C$6])^[.$B30])" office:value-type="float" office:value="-45958.5157143397">
            <text:p>-45958.5157143397</text:p>
          </table:table-cell>
          <table:table-cell table:formula="of:=[.D$4]+[.D$5]*((1+[.D$6])^[.$B30])" office:value-type="float" office:value="-42099.2943572405">
            <text:p>-42099.2943572405</text:p>
          </table:table-cell>
          <table:table-cell table:formula="of:=[.E$4]+[.E$5]*((1+[.E$6])^[.$B30])" office:value-type="float" office:value="-31381.5503344181">
            <text:p>-31381.5503344181</text:p>
          </table:table-cell>
          <table:table-cell table:number-columns-repeated="5"/>
        </table:table-row>
        <table:table-row table:style-name="ro1">
          <table:table-cell/>
          <table:table-cell table:formula="of:=[.B30]+1" office:value-type="float" office:value="19">
            <text:p>19</text:p>
          </table:table-cell>
          <table:table-cell table:formula="of:=[.C$4]+[.C$5]*((1+[.C$6])^[.$B31])" office:value-type="float" office:value="-46137.2711857699">
            <text:p>-46137.2711857699</text:p>
          </table:table-cell>
          <table:table-cell table:formula="of:=[.D$4]+[.D$5]*((1+[.D$6])^[.$B31])" office:value-type="float" office:value="-42161.2802443853">
            <text:p>-42161.2802443853</text:p>
          </table:table-cell>
          <table:table-cell table:formula="of:=[.E$4]+[.E$5]*((1+[.E$6])^[.$B31])" office:value-type="float" office:value="-31395.3658377623">
            <text:p>-31395.3658377623</text:p>
          </table:table-cell>
          <table:table-cell table:number-columns-repeated="5"/>
        </table:table-row>
        <table:table-row table:style-name="ro1">
          <table:table-cell/>
          <table:table-cell table:formula="of:=[.B31]+1" office:value-type="float" office:value="20">
            <text:p>20</text:p>
          </table:table-cell>
          <table:table-cell table:formula="of:=[.C$4]+[.C$5]*((1+[.C$6])^[.$B32])" office:value-type="float" office:value="-46321.389321343">
            <text:p>-46321.389321343</text:p>
          </table:table-cell>
          <table:table-cell table:formula="of:=[.D$4]+[.D$5]*((1+[.D$6])^[.$B32])" office:value-type="float" office:value="-42224.505849273">
            <text:p>-42224.505849273</text:p>
          </table:table-cell>
          <table:table-cell table:formula="of:=[.E$4]+[.E$5]*((1+[.E$6])^[.$B32])" office:value-type="float" office:value="-31409.3194961399">
            <text:p>-31409.3194961399</text:p>
          </table:table-cell>
          <table:table-cell table:number-columns-repeated="5"/>
        </table:table-row>
        <table:table-row table:style-name="ro1">
          <table:table-cell/>
          <table:table-cell table:formula="of:=[.B32]+1" office:value-type="float" office:value="21">
            <text:p>21</text:p>
          </table:table-cell>
          <table:table-cell table:formula="of:=[.C$4]+[.C$5]*((1+[.C$6])^[.$B33])" office:value-type="float" office:value="-46511.0310009832">
            <text:p>-46511.0310009832</text:p>
          </table:table-cell>
          <table:table-cell table:formula="of:=[.D$4]+[.D$5]*((1+[.D$6])^[.$B33])" office:value-type="float" office:value="-42288.9959662585">
            <text:p>-42288.9959662585</text:p>
          </table:table-cell>
          <table:table-cell table:formula="of:=[.E$4]+[.E$5]*((1+[.E$6])^[.$B33])" office:value-type="float" office:value="-31423.4126911013">
            <text:p>-31423.4126911013</text:p>
          </table:table-cell>
          <table:table-cell table:number-columns-repeated="5"/>
        </table:table-row>
        <table:table-row table:style-name="ro1">
          <table:table-cell/>
          <table:table-cell table:formula="of:=[.B33]+1" office:value-type="float" office:value="22">
            <text:p>22</text:p>
          </table:table-cell>
          <table:table-cell table:formula="of:=[.C$4]+[.C$5]*((1+[.C$6])^[.$B34])" office:value-type="float" office:value="-46706.3619310127">
            <text:p>-46706.3619310127</text:p>
          </table:table-cell>
          <table:table-cell table:formula="of:=[.D$4]+[.D$5]*((1+[.D$6])^[.$B34])" office:value-type="float" office:value="-42354.7758855837">
            <text:p>-42354.7758855837</text:p>
          </table:table-cell>
          <table:table-cell table:formula="of:=[.E$4]+[.E$5]*((1+[.E$6])^[.$B34])" office:value-type="float" office:value="-31437.6468180123">
            <text:p>-31437.6468180123</text:p>
          </table:table-cell>
          <table:table-cell table:number-columns-repeated="5"/>
        </table:table-row>
        <table:table-row table:style-name="ro1">
          <table:table-cell/>
          <table:table-cell table:formula="of:=[.B34]+1" office:value-type="float" office:value="23">
            <text:p>23</text:p>
          </table:table-cell>
          <table:table-cell table:formula="of:=[.C$4]+[.C$5]*((1+[.C$6])^[.$B35])" office:value-type="float" office:value="-46907.5527889431">
            <text:p>-46907.5527889431</text:p>
          </table:table-cell>
          <table:table-cell table:formula="of:=[.D$4]+[.D$5]*((1+[.D$6])^[.$B35])" office:value-type="float" office:value="-42421.8714032953">
            <text:p>-42421.8714032953</text:p>
          </table:table-cell>
          <table:table-cell table:formula="of:=[.E$4]+[.E$5]*((1+[.E$6])^[.$B35])" office:value-type="float" office:value="-31452.0232861924">
            <text:p>-31452.0232861924</text:p>
          </table:table-cell>
          <table:table-cell table:number-columns-repeated="5"/>
        </table:table-row>
        <table:table-row table:style-name="ro1">
          <table:table-cell/>
          <table:table-cell table:formula="of:=[.B35]+1" office:value-type="float" office:value="24">
            <text:p>24</text:p>
          </table:table-cell>
          <table:table-cell table:formula="of:=[.C$4]+[.C$5]*((1+[.C$6])^[.$B36])" office:value-type="float" office:value="-47114.7793726114">
            <text:p>-47114.7793726114</text:p>
          </table:table-cell>
          <table:table-cell table:formula="of:=[.D$4]+[.D$5]*((1+[.D$6])^[.$B36])" office:value-type="float" office:value="-42490.3088313612">
            <text:p>-42490.3088313612</text:p>
          </table:table-cell>
          <table:table-cell table:formula="of:=[.E$4]+[.E$5]*((1+[.E$6])^[.$B36])" office:value-type="float" office:value="-31466.5435190544">
            <text:p>-31466.5435190544</text:p>
          </table:table-cell>
          <table:table-cell table:number-columns-repeated="5"/>
        </table:table-row>
        <table:table-row table:style-name="ro1">
          <table:table-cell/>
          <table:table-cell table:formula="of:=[.B36]+1" office:value-type="float" office:value="25">
            <text:p>25</text:p>
          </table:table-cell>
          <table:table-cell table:formula="of:=[.C$4]+[.C$5]*((1+[.C$6])^[.$B37])" office:value-type="float" office:value="-47328.2227537898">
            <text:p>-47328.2227537898</text:p>
          </table:table-cell>
          <table:table-cell table:formula="of:=[.D$4]+[.D$5]*((1+[.D$6])^[.$B37])" office:value-type="float" office:value="-42560.1150079885">
            <text:p>-42560.1150079885</text:p>
          </table:table-cell>
          <table:table-cell table:formula="of:=[.E$4]+[.E$5]*((1+[.E$6])^[.$B37])" office:value-type="float" office:value="-31481.2089542449">
            <text:p>-31481.2089542449</text:p>
          </table:table-cell>
          <table:table-cell table:number-columns-repeated="5"/>
        </table:table-row>
        <table:table-row table:style-name="ro1">
          <table:table-cell/>
          <table:table-cell table:formula="of:=[.B37]+1" office:value-type="float" office:value="26">
            <text:p>26</text:p>
          </table:table-cell>
          <table:table-cell table:formula="of:=[.C$4]+[.C$5]*((1+[.C$6])^[.$B38])" office:value-type="float" office:value="-47548.0694364035">
            <text:p>-47548.0694364035</text:p>
          </table:table-cell>
          <table:table-cell table:formula="of:=[.D$4]+[.D$5]*((1+[.D$6])^[.$B38])" office:value-type="float" office:value="-42631.3173081482">
            <text:p>-42631.3173081482</text:p>
          </table:table-cell>
          <table:table-cell table:formula="of:=[.E$4]+[.E$5]*((1+[.E$6])^[.$B38])" office:value-type="float" office:value="-31496.0210437874">
            <text:p>-31496.0210437874</text:p>
          </table:table-cell>
          <table:table-cell table:number-columns-repeated="5"/>
        </table:table-row>
        <table:table-row table:style-name="ro1">
          <table:table-cell/>
          <table:table-cell table:formula="of:=[.B38]+1" office:value-type="float" office:value="27">
            <text:p>27</text:p>
          </table:table-cell>
          <table:table-cell table:formula="of:=[.C$4]+[.C$5]*((1+[.C$6])^[.$B39])" office:value-type="float" office:value="-47774.5115194956">
            <text:p>-47774.5115194956</text:p>
          </table:table-cell>
          <table:table-cell table:formula="of:=[.D$4]+[.D$5]*((1+[.D$6])^[.$B39])" office:value-type="float" office:value="-42703.9436543112">
            <text:p>-42703.9436543112</text:p>
          </table:table-cell>
          <table:table-cell table:formula="of:=[.E$4]+[.E$5]*((1+[.E$6])^[.$B39])" office:value-type="float" office:value="-31510.9812542252">
            <text:p>-31510.9812542252</text:p>
          </table:table-cell>
          <table:table-cell table:number-columns-repeated="5"/>
        </table:table-row>
        <table:table-row table:style-name="ro1">
          <table:table-cell/>
          <table:table-cell table:formula="of:=[.B39]+1" office:value-type="float" office:value="28">
            <text:p>28</text:p>
          </table:table-cell>
          <table:table-cell table:formula="of:=[.C$4]+[.C$5]*((1+[.C$6])^[.$B40])" office:value-type="float" office:value="-48007.7468650804">
            <text:p>-48007.7468650804</text:p>
          </table:table-cell>
          <table:table-cell table:formula="of:=[.D$4]+[.D$5]*((1+[.D$6])^[.$B40])" office:value-type="float" office:value="-42778.0225273974">
            <text:p>-42778.0225273974</text:p>
          </table:table-cell>
          <table:table-cell table:formula="of:=[.E$4]+[.E$5]*((1+[.E$6])^[.$B40])" office:value-type="float" office:value="-31526.0910667675">
            <text:p>-31526.0910667675</text:p>
          </table:table-cell>
          <table:table-cell table:number-columns-repeated="5"/>
        </table:table-row>
        <table:table-row table:style-name="ro1">
          <table:table-cell/>
          <table:table-cell table:formula="of:=[.B40]+1" office:value-type="float" office:value="29">
            <text:p>29</text:p>
          </table:table-cell>
          <table:table-cell table:formula="of:=[.C$4]+[.C$5]*((1+[.C$6])^[.$B41])" office:value-type="float" office:value="-48247.9792710328">
            <text:p>-48247.9792710328</text:p>
          </table:table-cell>
          <table:table-cell table:formula="of:=[.D$4]+[.D$5]*((1+[.D$6])^[.$B41])" office:value-type="float" office:value="-42853.5829779454">
            <text:p>-42853.5829779454</text:p>
          </table:table-cell>
          <table:table-cell table:formula="of:=[.E$4]+[.E$5]*((1+[.E$6])^[.$B41])" office:value-type="float" office:value="-31541.3519774352">
            <text:p>-31541.3519774352</text:p>
          </table:table-cell>
          <table:table-cell table:number-columns-repeated="5"/>
        </table:table-row>
        <table:table-row table:style-name="ro1">
          <table:table-cell/>
          <table:table-cell table:formula="of:=[.B41]+1" office:value-type="float" office:value="30">
            <text:p>30</text:p>
          </table:table-cell>
          <table:table-cell table:formula="of:=[.C$4]+[.C$5]*((1+[.C$6])^[.$B42])" office:value-type="float" office:value="-48495.4186491638">
            <text:p>-48495.4186491638</text:p>
          </table:table-cell>
          <table:table-cell table:formula="of:=[.D$4]+[.D$5]*((1+[.D$6])^[.$B42])" office:value-type="float" office:value="-42930.6546375043">
            <text:p>-42930.6546375043</text:p>
          </table:table-cell>
          <table:table-cell table:formula="of:=[.E$4]+[.E$5]*((1+[.E$6])^[.$B42])" office:value-type="float" office:value="-31556.7654972095">
            <text:p>-31556.765497209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12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d </meta:initial-creator>
    <meta:creation-date>2011-06-07T08:23:40</meta:creation-date>
    <dc:date>2011-06-07T12:50:50</dc:date>
    <dc:creator>pd </dc:creator>
    <meta:editing-duration>PT00H09M08S</meta:editing-duration>
    <meta:editing-cycles>2</meta:editing-cycles>
    <meta:generator>OpenOffice.org/3.2$Linux OpenOffice.org_project/320m19$Build-9505</meta:generator>
    <meta:printed-by>pd </meta:printed-by>
    <meta:print-date>2011-06-07T12:49:47</meta:print-date>
    <meta:document-statistic meta:table-count="3" meta:cell-count="153" meta:object-count="0"/>
  </office:meta>
</office:document-meta>
</file>